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90db" officeooo:paragraph-rsid="000190db"/>
    </style:style>
    <style:style style:name="P2" style:family="paragraph" style:parent-style-name="Standard">
      <style:paragraph-properties fo:text-align="justify" style:justify-single-word="false"/>
      <style:text-properties officeooo:rsid="0001d33b" officeooo:paragraph-rsid="0001d33b"/>
    </style:style>
    <style:style style:name="P3" style:family="paragraph" style:parent-style-name="Standard">
      <style:paragraph-properties fo:text-align="justify" style:justify-single-word="false"/>
      <style:text-properties officeooo:rsid="00032746" officeooo:paragraph-rsid="00032746"/>
    </style:style>
    <style:style style:name="P4" style:family="paragraph" style:parent-style-name="Standard">
      <style:paragraph-properties fo:text-align="justify" style:justify-single-word="false"/>
      <style:text-properties officeooo:rsid="00049eba" officeooo:paragraph-rsid="00049eba"/>
    </style:style>
    <style:style style:name="P5" style:family="paragraph" style:parent-style-name="Standard">
      <style:paragraph-properties fo:text-align="justify" style:justify-single-word="false"/>
      <style:text-properties officeooo:rsid="00053bd7" officeooo:paragraph-rsid="00053bd7"/>
    </style:style>
    <style:style style:name="T1" style:family="text">
      <style:text-properties officeooo:rsid="00032746"/>
    </style:style>
    <style:style style:name="T2" style:family="text">
      <style:text-properties officeooo:rsid="00049eba"/>
    </style:style>
    <style:style style:name="T3" style:family="text">
      <style:text-properties officeooo:rsid="00053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ing the game of Go with deep neural networks and tree search</text:p>
      <text:p text:style-name="P1"/>
      <text:p text:style-name="P1"/>
      <text:p text:style-name="P2">This research focus on providing a new aproach to Artificial Inteligente on playing Go Games. T</text:p>
      <text:p text:style-name="P2"/>
      <text:p text:style-name="P2">The Go Game is considered to be the most challenging classic game for artificial inteligence, because of its humongous search space.</text:p>
      <text:p text:style-name="P2"/>
      <text:p text:style-name="P4">Techniques used:</text:p>
      <text:p text:style-name="P2"/>
      <text:p text:style-name="P2">The technique introduced uses search, but not on the game space as is, but in a pre-built “value tree” <text:s/><text:span text:style-name="T1">using Monte Carlo Tree Search.</text:span></text:p>
      <text:p text:style-name="P2"/>
      <text:p text:style-name="P2">First, there was built a neural network to predict the next move based on actual state, <text:span text:style-name="T1">called “Policy Network”.</text:span> The game would choose, based on actual state, a new state, based on examples of a professional players database. Then, this network was refined using Reinforcement Leaning, playing with itself and rewarding winning moves <text:span text:style-name="T1">for this player.</text:span></text:p>
      <text:p text:style-name="P2"/>
      <text:p text:style-name="P3">Another network was built, called “value network”, to predict the winner, <text:span text:style-name="T2">trained with reinforcement learning </text:span>analysing states of two <text:span text:style-name="T2">policy networks playing with each other. To minimize overfitting, there was generated a sample from diferent games at diferent positions, otherwise the network would simply memorize the sequence of previous played games and would not generalize.</text:span></text:p>
      <text:p text:style-name="P3"/>
      <text:p text:style-name="P4">Then, the final algorithm combines the two networks using Monte Carlo Tree Search (partially random) with total exploration, but selecting only most promising nodes. To encourage exploration, a visit counter penalizes already explored edges.</text:p>
      <text:p text:style-name="P4"/>
      <text:p text:style-name="P4">Even with all the pretrained value and policy guides, searching in Go is stil<text:span text:style-name="T3">l huge space, with the overhead of evaluating neural networks, several times of magnitude more computing than traditional heuristic. Then, there was developed an asynchronous, distributed, multi-threaded search.</text:span></text:p>
      <text:p text:style-name="P4"/>
      <text:p text:style-name="P5">Results:</text:p>
      <text:p text:style-name="P5"/>
      <text:p text:style-name="P5">The results of the research are impressive. The algorithm beated previous Go algorithms almost in all matches made, with . And, for the first time, a machine coult beat a professional human Go Champion, the European three times champion Fan Hui, a fact that was achieved ten years before if was expected.</text:p>
      <text:p text:style-name="P5"/>
      <text:p text:style-name="P5">(In fact, with some improvements made with iterations with humans players, including Fan Hui, focusing on discover the algorithm weak points, AlphaGo beated the world champion a year later, <text:s/>but this was latter than the research publication, so it is not on this text)</text:p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58:42.810396894</meta:creation-date>
    <dc:date>2018-03-05T11:42:43.558438671</dc:date>
    <meta:editing-duration>PT12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58" meta:character-count="2281" meta:non-whitespace-character-count="1933"/>
  </office:meta>
</office:document-meta>
</file>